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3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mnist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2" table:number-columns-repeated="3" table:default-cell-style-name="Default"/>
        <table:table-column table:style-name="co2" table:default-cell-style-name="ce3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CONSTANT</text:p>
          </table:table-cell>
          <table:table-cell table:number-columns-repeated="4"/>
          <table:table-cell office:value-type="string" calcext:value-type="string">
            <text:p>OPTIMAL</text:p>
          </table:table-cell>
          <table:table-cell table:number-columns-repeated="3"/>
          <table:table-cell office:value-type="string" calcext:value-type="string">
            <text:p>INVSCA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accuracy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power_t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9.3333333333333" calcext:value-type="float">
            <text:p>89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2.3333333333333" calcext:value-type="float">
            <text:p>72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8.6666666666667" calcext:value-type="float">
            <text:p>88,666666666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47.3333333333333" calcext:value-type="float">
            <text:p>47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8.5" calcext:value-type="float">
            <text:p>88,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82.8333333333334" calcext:value-type="float">
            <text:p>82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79.6666666666667" calcext:value-type="float">
            <text:p>79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53.1666666666667" calcext:value-type="float">
            <text:p>5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8.3333333333333" calcext:value-type="float">
            <text:p>88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,0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0" calcext:value-type="float">
            <text:p>50</text:p>
          </table:table-cell>
          <table:table-cell office:value-type="float" office:value="85.6666666666667" calcext:value-type="float">
            <text:p>85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53.6666666666667" calcext:value-type="float">
            <text:p>53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8.1666666666667" calcext:value-type="float">
            <text:p>88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5.1666666666667" calcext:value-type="float">
            <text:p>85,17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4.8333333333333" calcext:value-type="float">
            <text:p>1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75.8333333333333" calcext:value-type="float">
            <text:p>75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9.1666666666667" calcext:value-type="float">
            <text:p>69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81.1666666666667" calcext:value-type="float">
            <text:p>81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.66666666666667" calcext:value-type="float">
            <text:p>9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7.8333333333333" calcext:value-type="float">
            <text:p>87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81.5" calcext:value-type="float">
            <text:p>81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9.1666666666667" calcext:value-type="float">
            <text:p>19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7.6666666666667" calcext:value-type="float">
            <text:p>87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81.5" calcext:value-type="float">
            <text:p>81,5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00" calcext:value-type="float">
            <text:p>1000</text:p>
          </table:table-cell>
          <table:table-cell office:value-type="float" office:value="83" calcext:value-type="float">
            <text:p>83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.3333333333333" calcext:value-type="float">
            <text:p>15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,0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.5" calcext:value-type="float">
            <text:p>12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7.5" calcext:value-type="float">
            <text:p>87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8.5" calcext:value-type="float">
            <text:p>78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.8333333333333" calcext:value-type="float">
            <text:p>50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7.3333333333333" calcext:value-type="float">
            <text:p>87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82.8333333333334" calcext:value-type="float">
            <text:p>82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75.8333333333333" calcext:value-type="float">
            <text:p>75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2" calcext:value-type="float">
            <text:p>82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87.5" calcext:value-type="float">
            <text:p>87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0.6666666666667" calcext:value-type="float">
            <text:p>40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7.6666666666667" calcext:value-type="float">
            <text:p>57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7.1666666666667" calcext:value-type="float">
            <text:p>87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4.8333333333333" calcext:value-type="float">
            <text:p>6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4.3333333333333" calcext:value-type="float">
            <text:p>74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7.8333333333333" calcext:value-type="float">
            <text:p>17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2.3333333333333" calcext:value-type="float">
            <text:p>22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20.5" calcext:value-type="float">
            <text:p>20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3.8333333333333" calcext:value-type="float">
            <text:p>83,83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0" calcext:value-type="float">
            <text:p>50</text:p>
          </table:table-cell>
          <table:table-cell office:value-type="float" office:value="86.6666666666667" calcext:value-type="float">
            <text:p>86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87.1666666666667" calcext:value-type="float">
            <text:p>87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6666666666667" calcext:value-type="float">
            <text:p>82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85.3333333333334" calcext:value-type="float">
            <text:p>85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.5" calcext:value-type="float">
            <text:p>59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6.8333333333333" calcext:value-type="float">
            <text:p>86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9.3333333333333" calcext:value-type="float">
            <text:p>69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.8333333333333" calcext:value-type="float">
            <text:p>49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75.6666666666667" calcext:value-type="float">
            <text:p>7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7.6666666666667" calcext:value-type="float">
            <text:p>27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.1666666666667" calcext:value-type="float">
            <text:p>2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6.6666666666667" calcext:value-type="float">
            <text:p>86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80.1666666666667" calcext:value-type="float">
            <text:p>80,17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83.6666666666667" calcext:value-type="float">
            <text:p>83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2.3333333333333" calcext:value-type="float">
            <text:p>82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3.6666666666667" calcext:value-type="float">
            <text:p>83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.8333333333333" calcext:value-type="float">
            <text:p>81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4.8333333333333" calcext:value-type="float">
            <text:p>3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8333333333333" calcext:value-type="float">
            <text:p>23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,0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0.1666666666667" calcext:value-type="float">
            <text:p>20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0.6666666666667" calcext:value-type="float">
            <text:p>10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6.5" calcext:value-type="float">
            <text:p>86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3.8333333333333" calcext:value-type="float">
            <text:p>53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6.3333333333333" calcext:value-type="float">
            <text:p>86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80.6666666666667" calcext:value-type="float">
            <text:p>80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00" calcext:value-type="float">
            <text:p>500</text:p>
          </table:table-cell>
          <table:table-cell office:value-type="float" office:value="84.1666666666667" calcext:value-type="float">
            <text:p>84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7.1666666666667" calcext:value-type="float">
            <text:p>87,17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86.5" calcext:value-type="float">
            <text:p>86,5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2.8333333333334" calcext:value-type="float">
            <text:p>82,8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1.1666666666667" calcext:value-type="float">
            <text:p>81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76.6666666666667" calcext:value-type="float">
            <text:p>76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41.5" calcext:value-type="float">
            <text:p>41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29.1666666666667" calcext:value-type="float">
            <text:p>29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.8333333333333" calcext:value-type="float">
            <text:p>23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6.1666666666667" calcext:value-type="float">
            <text:p>86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,0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85.8333333333333" calcext:value-type="float">
            <text:p>85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83.1666666666667" calcext:value-type="float">
            <text:p>8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2.3333333333333" calcext:value-type="float">
            <text:p>72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2.6666666666667" calcext:value-type="float">
            <text:p>82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4.8333333333333" calcext:value-type="float">
            <text:p>7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.1666666666667" calcext:value-type="float">
            <text:p>16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3.3333333333333" calcext:value-type="float">
            <text:p>23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.3333333333333" calcext:value-type="float">
            <text:p>10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85.1666666666667" calcext:value-type="float">
            <text:p>85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3.1666666666667" calcext:value-type="float">
            <text:p>1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5.8333333333333" calcext:value-type="float">
            <text:p>85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71.5" calcext:value-type="float">
            <text:p>71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84.5" calcext:value-type="float">
            <text:p>84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.5" calcext:value-type="float">
            <text:p>25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45.3333333333333" calcext:value-type="float">
            <text:p>45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5.6666666666667" calcext:value-type="float">
            <text:p>85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83.5" calcext:value-type="float">
            <text:p>83,5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9.5" calcext:value-type="float">
            <text:p>79,5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5.6666666666667" calcext:value-type="float">
            <text:p>7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.33333333333333" calcext:value-type="float">
            <text:p>8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8.16666666666667" calcext:value-type="float">
            <text:p>8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8.5" calcext:value-type="float">
            <text:p>8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5.5" calcext:value-type="float">
            <text:p>85,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00" calcext:value-type="float">
            <text:p>1000</text:p>
          </table:table-cell>
          <table:table-cell office:value-type="float" office:value="84" calcext:value-type="float">
            <text:p>84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3.1666666666667" calcext:value-type="float">
            <text:p>83,17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84.5" calcext:value-type="float">
            <text:p>84,5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84.8333333333333" calcext:value-type="float">
            <text:p>8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8.8333333333333" calcext:value-type="float">
            <text:p>78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6.3333333333333" calcext:value-type="float">
            <text:p>66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.1666666666667" calcext:value-type="float">
            <text:p>13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.8333333333333" calcext:value-type="float">
            <text:p>10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.3333333333334" calcext:value-type="float">
            <text:p>85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83.5" calcext:value-type="float">
            <text:p>83,5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80.8333333333333" calcext:value-type="float">
            <text:p>80,8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83.3333333333333" calcext:value-type="float">
            <text:p>83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0.8333333333333" calcext:value-type="float">
            <text:p>50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" calcext:value-type="float">
            <text:p>36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3.1666666666667" calcext:value-type="float">
            <text:p>5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.6666666666667" calcext:value-type="float">
            <text:p>15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.3333333333333" calcext:value-type="float">
            <text:p>10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5.1666666666667" calcext:value-type="float">
            <text:p>85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.3333333333333" calcext:value-type="float">
            <text:p>77,33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86.5" calcext:value-type="float">
            <text:p>86,5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82.8333333333334" calcext:value-type="float">
            <text:p>82,83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00" calcext:value-type="float">
            <text:p>1000</text:p>
          </table:table-cell>
          <table:table-cell office:value-type="float" office:value="83.3333333333333" calcext:value-type="float">
            <text:p>83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4.3333333333333" calcext:value-type="float">
            <text:p>44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45.8333333333333" calcext:value-type="float">
            <text:p>45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9.1666666666667" calcext:value-type="float">
            <text:p>19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85.6666666666667" calcext:value-type="float">
            <text:p>85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85.6666666666667" calcext:value-type="float">
            <text:p>85,6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72" calcext:value-type="float">
            <text:p>72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85.6666666666667" calcext:value-type="float">
            <text:p>8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3.6666666666667" calcext:value-type="float">
            <text:p>83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4.8333333333333" calcext:value-type="float">
            <text:p>5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76.1666666666667" calcext:value-type="float">
            <text:p>76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53.5" calcext:value-type="float">
            <text:p>53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4.8333333333333" calcext:value-type="float">
            <text:p>84,8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.8333333333333" calcext:value-type="float">
            <text:p>85,83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85.5" calcext:value-type="float">
            <text:p>85,5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,0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82.3333333333333" calcext:value-type="float">
            <text:p>82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84.6666666666667" calcext:value-type="float">
            <text:p>84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5.3333333333333" calcext:value-type="float">
            <text:p>65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1.3333333333333" calcext:value-type="float">
            <text:p>61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74.8333333333333" calcext:value-type="float">
            <text:p>74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,0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4.6666666666667" calcext:value-type="float">
            <text:p>84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8.3333333333333" calcext:value-type="float">
            <text:p>18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4.5" calcext:value-type="float">
            <text:p>84,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3.5" calcext:value-type="float">
            <text:p>83,5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7.6666666666667" calcext:value-type="float">
            <text:p>67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4.3333333333333" calcext:value-type="float">
            <text:p>84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62.5" calcext:value-type="float">
            <text:p>62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42.1666666666667" calcext:value-type="float">
            <text:p>42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61.5" calcext:value-type="float">
            <text:p>61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4.1666666666667" calcext:value-type="float">
            <text:p>84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8.1666666666667" calcext:value-type="float">
            <text:p>28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61.5" calcext:value-type="float">
            <text:p>61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84.5" calcext:value-type="float">
            <text:p>84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,0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86.3333333333333" calcext:value-type="float">
            <text:p>86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8.8333333333333" calcext:value-type="float">
            <text:p>48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73.8333333333333" calcext:value-type="float">
            <text:p>73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3.8333333333333" calcext:value-type="float">
            <text:p>83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80.5" calcext:value-type="float">
            <text:p>80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2.3333333333333" calcext:value-type="float">
            <text:p>82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27.8333333333333" calcext:value-type="float">
            <text:p>27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6666666666667" calcext:value-type="float">
            <text:p>83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85.8333333333333" calcext:value-type="float">
            <text:p>85,83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84.1666666666667" calcext:value-type="float">
            <text:p>84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85.6666666666667" calcext:value-type="float">
            <text:p>8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3.5" calcext:value-type="float">
            <text:p>83,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.5" calcext:value-type="float">
            <text:p>80,50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81.3333333333333" calcext:value-type="float">
            <text:p>81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3.6666666666667" calcext:value-type="float">
            <text:p>83,67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86.8333333333333" calcext:value-type="float">
            <text:p>86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43.6666666666667" calcext:value-type="float">
            <text:p>43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3.3333333333333" calcext:value-type="float">
            <text:p>83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3.1666666666667" calcext:value-type="float">
            <text:p>83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77.1666666666667" calcext:value-type="float">
            <text:p>77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2.8333333333334" calcext:value-type="float">
            <text:p>82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2.6666666666667" calcext:value-type="float">
            <text:p>82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2.6666666666667" calcext:value-type="float">
            <text:p>82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2.6666666666667" calcext:value-type="float">
            <text:p>82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2.6666666666667" calcext:value-type="float">
            <text:p>82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7.8333333333333" calcext:value-type="float">
            <text:p>47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58.3333333333333" calcext:value-type="float">
            <text:p>58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82.5" calcext:value-type="float">
            <text:p>82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4.1666666666667" calcext:value-type="float">
            <text:p>14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.66666666666667" calcext:value-type="float">
            <text:p>9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2.3333333333333" calcext:value-type="float">
            <text:p>82,3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.8333333333333" calcext:value-type="float">
            <text:p>17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2.1666666666667" calcext:value-type="float">
            <text:p>82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39.5" calcext:value-type="float">
            <text:p>39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.3333333333333" calcext:value-type="float">
            <text:p>60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77.1666666666667" calcext:value-type="float">
            <text:p>77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.8333333333333" calcext:value-type="float">
            <text:p>81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75.6666666666667" calcext:value-type="float">
            <text:p>7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0.1666666666667" calcext:value-type="float">
            <text:p>50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,0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1.6666666666667" calcext:value-type="float">
            <text:p>81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1.5" calcext:value-type="float">
            <text:p>81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84.5" calcext:value-type="float">
            <text:p>84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1.3333333333333" calcext:value-type="float">
            <text:p>81,333333333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6.1666666666667" calcext:value-type="float">
            <text:p>86,17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,0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.5" calcext:value-type="float">
            <text:p>13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9.66666666666667" calcext:value-type="float">
            <text:p>9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81.1666666666667" calcext:value-type="float">
            <text:p>81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.8333333333333" calcext:value-type="float">
            <text:p>46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80.8333333333333" calcext:value-type="float">
            <text:p>80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50.3333333333333" calcext:value-type="float">
            <text:p>50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25.6666666666667" calcext:value-type="float">
            <text:p>25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.3333333333333" calcext:value-type="float">
            <text:p>32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39.6666666666667" calcext:value-type="float">
            <text:p>39,6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8.6666666666667" calcext:value-type="float">
            <text:p>78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74.5" calcext:value-type="float">
            <text:p>74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80.5" calcext:value-type="float">
            <text:p>80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6.3333333333333" calcext:value-type="float">
            <text:p>86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38.1666666666667" calcext:value-type="float">
            <text:p>38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4.6666666666667" calcext:value-type="float">
            <text:p>34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.3333333333333" calcext:value-type="float">
            <text:p>20,3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80.3333333333333" calcext:value-type="float">
            <text:p>80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83333333333333" calcext:value-type="float">
            <text:p>9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80.1666666666667" calcext:value-type="float">
            <text:p>80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0.1666666666667" calcext:value-type="float">
            <text:p>80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80.1666666666667" calcext:value-type="float">
            <text:p>80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87" calcext:value-type="float">
            <text:p>87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9.8333333333333" calcext:value-type="float">
            <text:p>79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79.8333333333333" calcext:value-type="float">
            <text:p>79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9.8333333333333" calcext:value-type="float">
            <text:p>79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79.8333333333333" calcext:value-type="float">
            <text:p>79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60.6666666666667" calcext:value-type="float">
            <text:p>60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79.6666666666667" calcext:value-type="float">
            <text:p>79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79.5" calcext:value-type="float">
            <text:p>79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79.3333333333333" calcext:value-type="float">
            <text:p>79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6.1666666666667" calcext:value-type="float">
            <text:p>26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79.1666666666667" calcext:value-type="float">
            <text:p>79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9.1666666666667" calcext:value-type="float">
            <text:p>79,1666666667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79.1666666666667" calcext:value-type="float">
            <text:p>79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9.1666666666667" calcext:value-type="float">
            <text:p>79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83333333333333" calcext:value-type="float">
            <text:p>9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8.8333333333333" calcext:value-type="float">
            <text:p>78,8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7.6666666666667" calcext:value-type="float">
            <text:p>77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6.1666666666667" calcext:value-type="float">
            <text:p>66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8.6666666666667" calcext:value-type="float">
            <text:p>78,6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85.5" calcext:value-type="float">
            <text:p>85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78.5" calcext:value-type="float">
            <text:p>78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78.3333333333333" calcext:value-type="float">
            <text:p>78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8.3333333333333" calcext:value-type="float">
            <text:p>78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8.1666666666667" calcext:value-type="float">
            <text:p>78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8.1666666666667" calcext:value-type="float">
            <text:p>78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8.1666666666667" calcext:value-type="float">
            <text:p>78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.5" calcext:value-type="float">
            <text:p>85,50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85.8333333333333" calcext:value-type="float">
            <text:p>85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7.8333333333333" calcext:value-type="float">
            <text:p>77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7.6666666666667" calcext:value-type="float">
            <text:p>77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85.6666666666667" calcext:value-type="float">
            <text:p>85,67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85.8333333333333" calcext:value-type="float">
            <text:p>85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9.6666666666667" calcext:value-type="float">
            <text:p>69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7.5" calcext:value-type="float">
            <text:p>77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41.3333333333333" calcext:value-type="float">
            <text:p>41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7.3333333333333" calcext:value-type="float">
            <text:p>77,3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.8333333333333" calcext:value-type="float">
            <text:p>10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7.3333333333333" calcext:value-type="float">
            <text:p>77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7.3333333333333" calcext:value-type="float">
            <text:p>77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7.3333333333333" calcext:value-type="float">
            <text:p>77,3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3.6666666666667" calcext:value-type="float">
            <text:p>23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7.1666666666667" calcext:value-type="float">
            <text:p>77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7.1666666666667" calcext:value-type="float">
            <text:p>7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7.1666666666667" calcext:value-type="float">
            <text:p>77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6.8333333333333" calcext:value-type="float">
            <text:p>76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6.6666666666667" calcext:value-type="float">
            <text:p>7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6.6666666666667" calcext:value-type="float">
            <text:p>7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6.6666666666667" calcext:value-type="float">
            <text:p>76,666666666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7.5" calcext:value-type="float">
            <text:p>17,5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81.3333333333333" calcext:value-type="float">
            <text:p>81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6.3333333333333" calcext:value-type="float">
            <text:p>76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6.3333333333333" calcext:value-type="float">
            <text:p>76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76.3333333333333" calcext:value-type="float">
            <text:p>76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6.3333333333333" calcext:value-type="float">
            <text:p>76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6.1666666666667" calcext:value-type="float">
            <text:p>76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76.1666666666667" calcext:value-type="float">
            <text:p>76,1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7.3333333333333" calcext:value-type="float">
            <text:p>17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3.1666666666667" calcext:value-type="float">
            <text:p>13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75.8333333333333" calcext:value-type="float">
            <text:p>75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5.8333333333333" calcext:value-type="float">
            <text:p>7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75.8333333333333" calcext:value-type="float">
            <text:p>75,833333333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.6666666666667" calcext:value-type="float">
            <text:p>17,6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5.6666666666667" calcext:value-type="float">
            <text:p>75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3" calcext:value-type="float">
            <text:p>83,00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86.1666666666667" calcext:value-type="float">
            <text:p>86,17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6.3333333333333" calcext:value-type="float">
            <text:p>46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75.5" calcext:value-type="float">
            <text:p>75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5.3333333333333" calcext:value-type="float">
            <text:p>75,333333333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5.8333333333333" calcext:value-type="float">
            <text:p>75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5.1666666666667" calcext:value-type="float">
            <text:p>75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5.1666666666667" calcext:value-type="float">
            <text:p>75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75.1666666666667" calcext:value-type="float">
            <text:p>75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5.1666666666667" calcext:value-type="float">
            <text:p>75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5" calcext:value-type="float">
            <text:p>75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1.1666666666667" calcext:value-type="float">
            <text:p>21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4.8333333333333" calcext:value-type="float">
            <text:p>74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74.6666666666667" calcext:value-type="float">
            <text:p>74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74.5" calcext:value-type="float">
            <text:p>74,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8.1666666666667" calcext:value-type="float">
            <text:p>78,1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4.3333333333333" calcext:value-type="float">
            <text:p>7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74.3333333333333" calcext:value-type="float">
            <text:p>7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4.3333333333333" calcext:value-type="float">
            <text:p>74,3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4.3333333333333" calcext:value-type="float">
            <text:p>74,3333333333</text:p>
          </table:table-cell>
        </table:table-row>
        <table:table-row table:style-name="ro1">
          <table:table-cell table:style-name="ce1"/>
          <table:table-cell table:number-columns-repeated="8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4.1666666666667" calcext:value-type="float">
            <text:p>74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74.1666666666667" calcext:value-type="float">
            <text:p>74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4.1666666666667" calcext:value-type="float">
            <text:p>74,1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82.1666666666667" calcext:value-type="float">
            <text:p>82,17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86.8333333333333" calcext:value-type="float">
            <text:p>86,8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3.8333333333333" calcext:value-type="float">
            <text:p>73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73.8333333333333" calcext:value-type="float">
            <text:p>73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73.8333333333333" calcext:value-type="float">
            <text:p>73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73.8333333333333" calcext:value-type="float">
            <text:p>73,8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3.6666666666667" calcext:value-type="float">
            <text:p>73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3.6666666666667" calcext:value-type="float">
            <text:p>73,6666666667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7.8333333333333" calcext:value-type="float">
            <text:p>37,8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3.6666666666667" calcext:value-type="float">
            <text:p>73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3.6666666666667" calcext:value-type="float">
            <text:p>73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73.6666666666667" calcext:value-type="float">
            <text:p>73,6666666667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83333333333333" calcext:value-type="float">
            <text:p>9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73.5" calcext:value-type="float">
            <text:p>73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73.3333333333333" calcext:value-type="float">
            <text:p>73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73.1666666666667" calcext:value-type="float">
            <text:p>73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2.6666666666667" calcext:value-type="float">
            <text:p>72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72.6666666666667" calcext:value-type="float">
            <text:p>72,66666666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,0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83333333333333" calcext:value-type="float">
            <text:p>9,83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2.5" calcext:value-type="float">
            <text:p>72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72.1666666666667" calcext:value-type="float">
            <text:p>72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2.1666666666667" calcext:value-type="float">
            <text:p>72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72.1666666666667" calcext:value-type="float">
            <text:p>72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1.8333333333333" calcext:value-type="float">
            <text:p>71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71.8333333333333" calcext:value-type="float">
            <text:p>71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71.6666666666667" calcext:value-type="float">
            <text:p>71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1.6666666666667" calcext:value-type="float">
            <text:p>71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71.3333333333333" calcext:value-type="float">
            <text:p>71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71.3333333333333" calcext:value-type="float">
            <text:p>71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71.1666666666667" calcext:value-type="float">
            <text:p>7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71.1666666666667" calcext:value-type="float">
            <text:p>71,1666666667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82.3333333333333" calcext:value-type="float">
            <text:p>82,3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0.8333333333333" calcext:value-type="float">
            <text:p>70,8333333333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51.1666666666667" calcext:value-type="float">
            <text:p>51,17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70.5" calcext:value-type="float">
            <text:p>70,5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,0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0.3333333333333" calcext:value-type="float">
            <text:p>70,3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0.3333333333333" calcext:value-type="float">
            <text:p>7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70.3333333333333" calcext:value-type="float">
            <text:p>70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0.1666666666667" calcext:value-type="float">
            <text:p>70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9.8333333333333" calcext:value-type="float">
            <text:p>69,8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69.8333333333333" calcext:value-type="float">
            <text:p>69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69.5" calcext:value-type="float">
            <text:p>69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69.1666666666667" calcext:value-type="float">
            <text:p>69,1666666667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8.8333333333333" calcext:value-type="float">
            <text:p>68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8.5" calcext:value-type="float">
            <text:p>68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67.8333333333333" calcext:value-type="float">
            <text:p>67,833333333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67.8333333333333" calcext:value-type="float">
            <text:p>67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67.8333333333333" calcext:value-type="float">
            <text:p>67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67.8333333333333" calcext:value-type="float">
            <text:p>67,8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67.8333333333333" calcext:value-type="float">
            <text:p>67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67.5" calcext:value-type="float">
            <text:p>67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7.1666666666667" calcext:value-type="float">
            <text:p>67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7.1666666666667" calcext:value-type="float">
            <text:p>67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88.3333333333333" calcext:value-type="float">
            <text:p>88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0" calcext:value-type="float">
            <text:p>50</text:p>
          </table:table-cell>
          <table:table-cell office:value-type="float" office:value="84.3333333333333" calcext:value-type="float">
            <text:p>84,33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6.8333333333333" calcext:value-type="float">
            <text:p>66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6.8333333333333" calcext:value-type="float">
            <text:p>66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66.8333333333333" calcext:value-type="float">
            <text:p>66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6.8333333333333" calcext:value-type="float">
            <text:p>66,8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6.6666666666667" calcext:value-type="float">
            <text:p>66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66.6666666666667" calcext:value-type="float">
            <text:p>66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66.5" calcext:value-type="float">
            <text:p>66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66.3333333333333" calcext:value-type="float">
            <text:p>66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6.3333333333333" calcext:value-type="float">
            <text:p>66,333333333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.5" calcext:value-type="float">
            <text:p>50,5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66.1666666666667" calcext:value-type="float">
            <text:p>66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65.6666666666667" calcext:value-type="float">
            <text:p>6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5.6666666666667" calcext:value-type="float">
            <text:p>65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65.1666666666667" calcext:value-type="float">
            <text:p>65,1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64.6666666666667" calcext:value-type="float">
            <text:p>64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64.6666666666667" calcext:value-type="float">
            <text:p>64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64.5" calcext:value-type="float">
            <text:p>64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64.1666666666667" calcext:value-type="float">
            <text:p>64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63.3333333333333" calcext:value-type="float">
            <text:p>63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62.8333333333333" calcext:value-type="float">
            <text:p>62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62.5" calcext:value-type="float">
            <text:p>62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62.3333333333333" calcext:value-type="float">
            <text:p>62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62.3333333333333" calcext:value-type="float">
            <text:p>62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61.6666666666667" calcext:value-type="float">
            <text:p>61,666666666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61.5" calcext:value-type="float">
            <text:p>61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60.8333333333333" calcext:value-type="float">
            <text:p>60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60.8333333333333" calcext:value-type="float">
            <text:p>60,8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60.6666666666667" calcext:value-type="float">
            <text:p>60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60.1666666666667" calcext:value-type="float">
            <text:p>60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58.6666666666667" calcext:value-type="float">
            <text:p>58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57.8333333333333" calcext:value-type="float">
            <text:p>57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57.5" calcext:value-type="float">
            <text:p>57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57.3333333333333" calcext:value-type="float">
            <text:p>57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7.3333333333333" calcext:value-type="float">
            <text:p>57,333333333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56.8333333333333" calcext:value-type="float">
            <text:p>56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56.6666666666667" calcext:value-type="float">
            <text:p>56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6.6666666666667" calcext:value-type="float">
            <text:p>56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6.6666666666667" calcext:value-type="float">
            <text:p>56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55.6666666666667" calcext:value-type="float">
            <text:p>55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55.6666666666667" calcext:value-type="float">
            <text:p>55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55.1666666666667" calcext:value-type="float">
            <text:p>55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4.6666666666667" calcext:value-type="float">
            <text:p>54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54.5" calcext:value-type="float">
            <text:p>54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53.3333333333333" calcext:value-type="float">
            <text:p>53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53.1666666666667" calcext:value-type="float">
            <text:p>53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52.6666666666667" calcext:value-type="float">
            <text:p>52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51.6666666666667" calcext:value-type="float">
            <text:p>51,6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51.5" calcext:value-type="float">
            <text:p>51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51.1666666666667" calcext:value-type="float">
            <text:p>51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51.1666666666667" calcext:value-type="float">
            <text:p>5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50.3333333333333" calcext:value-type="float">
            <text:p>5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49.8333333333333" calcext:value-type="float">
            <text:p>49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44.1666666666667" calcext:value-type="float">
            <text:p>44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44.1666666666667" calcext:value-type="float">
            <text:p>44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43.5" calcext:value-type="float">
            <text:p>43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42.3333333333333" calcext:value-type="float">
            <text:p>42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42.3333333333333" calcext:value-type="float">
            <text:p>42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41.1666666666667" calcext:value-type="float">
            <text:p>41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40.3333333333333" calcext:value-type="float">
            <text:p>4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40.3333333333333" calcext:value-type="float">
            <text:p>4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40.3333333333333" calcext:value-type="float">
            <text:p>4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40.1666666666667" calcext:value-type="float">
            <text:p>40,166666666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39.3333333333333" calcext:value-type="float">
            <text:p>39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8.3333333333333" calcext:value-type="float">
            <text:p>38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37.3333333333333" calcext:value-type="float">
            <text:p>37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37.3333333333333" calcext:value-type="float">
            <text:p>37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6.3333333333333" calcext:value-type="float">
            <text:p>36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6.3333333333333" calcext:value-type="float">
            <text:p>36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35.8333333333333" calcext:value-type="float">
            <text:p>35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35.3333333333333" calcext:value-type="float">
            <text:p>35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5.1666666666667" calcext:value-type="float">
            <text:p>35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4.8333333333333" calcext:value-type="float">
            <text:p>34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33.6666666666667" calcext:value-type="float">
            <text:p>33,6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33.3333333333333" calcext:value-type="float">
            <text:p>33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32.8333333333333" calcext:value-type="float">
            <text:p>32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31.8333333333333" calcext:value-type="float">
            <text:p>31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31.8333333333333" calcext:value-type="float">
            <text:p>31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30.3333333333333" calcext:value-type="float">
            <text:p>3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9.8333333333333" calcext:value-type="float">
            <text:p>29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8.1666666666667" calcext:value-type="float">
            <text:p>28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7.8333333333333" calcext:value-type="float">
            <text:p>27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7.1666666666667" calcext:value-type="float">
            <text:p>2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7.1666666666667" calcext:value-type="float">
            <text:p>27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4.3333333333333" calcext:value-type="float">
            <text:p>24,3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3.8333333333333" calcext:value-type="float">
            <text:p>23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1.8333333333333" calcext:value-type="float">
            <text:p>21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1.1666666666667" calcext:value-type="float">
            <text:p>2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1.1666666666667" calcext:value-type="float">
            <text:p>2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0.8333333333333" calcext:value-type="float">
            <text:p>20,833333333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9.6666666666667" calcext:value-type="float">
            <text:p>19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8.5" calcext:value-type="float">
            <text:p>18,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7.8333333333333" calcext:value-type="float">
            <text:p>17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7.3333333333333" calcext:value-type="float">
            <text:p>17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7.1666666666667" calcext:value-type="float">
            <text:p>17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6.8333333333333" calcext:value-type="float">
            <text:p>16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5.8333333333333" calcext:value-type="float">
            <text:p>15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5.1666666666667" calcext:value-type="float">
            <text:p>15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4.6666666666667" calcext:value-type="float">
            <text:p>14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4.3333333333333" calcext:value-type="float">
            <text:p>14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3.1666666666667" calcext:value-type="float">
            <text:p>13,166666666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2.3333333333333" calcext:value-type="float">
            <text:p>12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1.3333333333333" calcext:value-type="float">
            <text:p>11,3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1.1666666666667" calcext:value-type="float">
            <text:p>11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0.6666666666667" calcext:value-type="float">
            <text:p>10,6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.3333333333333" calcext:value-type="float">
            <text:p>10,3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.1666666666667" calcext:value-type="float">
            <text:p>10,166666666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.83333333333333" calcext:value-type="float">
            <text:p>9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9.83333333333333" calcext:value-type="float">
            <text:p>9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.83333333333333" calcext:value-type="float">
            <text:p>9,833333333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8.83333333333333" calcext:value-type="float">
            <text:p>8,833333333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8.5" calcext:value-type="float">
            <text:p>8,5</text:p>
          </table:table-cell>
        </table:table-row>
        <table:table-row table:style-name="ro1" table:number-rows-repeated="104773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ifar10" table:style-name="ta1"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CONSTANT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OPTIMAL</text:p>
          </table:table-cell>
          <table:table-cell/>
          <table:table-cell table:style-name="ce3"/>
          <table:table-cell/>
          <table:table-cell office:value-type="string" calcext:value-type="string">
            <text:p>INVSCA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n_iter</text:p>
          </table:table-cell>
          <table:table-cell table:style-name="ce2" office:value-type="string" calcext:value-type="string">
            <text:p>accuracy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n_iter</text:p>
          </table:table-cell>
          <table:table-cell table:style-name="ce3" office:value-type="string" calcext:value-type="string">
            <text:p>accuracy</text:p>
          </table:table-cell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eta0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power_t</text:p>
          </table:table-cell>
          <table:table-cell office:value-type="string" calcext:value-type="string">
            <text:p>accuracy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12.4" calcext:value-type="float">
            <text:p>12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0.6" calcext:value-type="float">
            <text:p>10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8.6" calcext:value-type="float">
            <text:p>28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25.6" calcext:value-type="float">
            <text:p>25,6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00" calcext:value-type="float">
            <text:p>500</text:p>
          </table:table-cell>
          <table:table-cell office:value-type="float" office:value="21.4" calcext:value-type="float">
            <text:p>21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3.8" calcext:value-type="float">
            <text:p>13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5.2" calcext:value-type="float">
            <text:p>25,2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26.2" calcext:value-type="float">
            <text:p>26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7.6" calcext:value-type="float">
            <text:p>27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7.8" calcext:value-type="float">
            <text:p>17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7.4" calcext:value-type="float">
            <text:p>17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21.6" calcext:value-type="float">
            <text:p>21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.6" calcext:value-type="float">
            <text:p>20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9.2" calcext:value-type="float">
            <text:p>9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6.4" calcext:value-type="float">
            <text:p>26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.8" calcext:value-type="float">
            <text:p>9,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26.4" calcext:value-type="float">
            <text:p>26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5.8" calcext:value-type="float">
            <text:p>15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7.8" calcext:value-type="float">
            <text:p>17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12.2" calcext:value-type="float">
            <text:p>12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1.8" calcext:value-type="float">
            <text:p>11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8" calcext:value-type="float">
            <text:p>25,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4.4" calcext:value-type="float">
            <text:p>24,4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8.6" calcext:value-type="float">
            <text:p>18,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9.8" calcext:value-type="float">
            <text:p>9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5.6" calcext:value-type="float">
            <text:p>25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00" calcext:value-type="float">
            <text:p>1000</text:p>
          </table:table-cell>
          <table:table-cell office:value-type="float" office:value="24.6" calcext:value-type="float">
            <text:p>24,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17.4" calcext:value-type="float">
            <text:p>17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24.4" calcext:value-type="float">
            <text:p>24,4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50" calcext:value-type="float">
            <text:p>50</text:p>
          </table:table-cell>
          <table:table-cell office:value-type="float" office:value="24.4" calcext:value-type="float">
            <text:p>24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.4" calcext:value-type="float">
            <text:p>1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.2" calcext:value-type="float">
            <text:p>25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22.8" calcext:value-type="float">
            <text:p>22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22.8" calcext:value-type="float">
            <text:p>22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24.8" calcext:value-type="float">
            <text:p>24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8.2" calcext:value-type="float">
            <text:p>18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24.2" calcext:value-type="float">
            <text:p>24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0.4" calcext:value-type="float">
            <text:p>10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23.8" calcext:value-type="float">
            <text:p>23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2.8" calcext:value-type="float">
            <text:p>22,8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28.2" calcext:value-type="float">
            <text:p>28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2.6" calcext:value-type="float">
            <text:p>22,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2.4" calcext:value-type="float">
            <text:p>22,4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3.4" calcext:value-type="float">
            <text:p>1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26.8" calcext:value-type="float">
            <text:p>26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6.6" calcext:value-type="float">
            <text:p>26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6.4" calcext:value-type="float">
            <text:p>16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2.2" calcext:value-type="float">
            <text:p>12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6.8" calcext:value-type="float">
            <text:p>16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6" calcext:value-type="float">
            <text:p>24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0" calcext:value-type="float">
            <text:p>50</text:p>
          </table:table-cell>
          <table:table-cell office:value-type="float" office:value="21.8" calcext:value-type="float">
            <text:p>21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3.8" calcext:value-type="float">
            <text:p>23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25.4" calcext:value-type="float">
            <text:p>25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7.4" calcext:value-type="float">
            <text:p>17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.8" calcext:value-type="float">
            <text:p>24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.2" calcext:value-type="float">
            <text:p>15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2" calcext:value-type="float">
            <text:p>11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4.2" calcext:value-type="float">
            <text:p>24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1.4" calcext:value-type="float">
            <text:p>11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4.8" calcext:value-type="float">
            <text:p>14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8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,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4" calcext:value-type="float">
            <text:p>17,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27.8" calcext:value-type="float">
            <text:p>27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24.4" calcext:value-type="float">
            <text:p>2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22.6" calcext:value-type="float">
            <text:p>22,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00" calcext:value-type="float">
            <text:p>1000</text:p>
          </table:table-cell>
          <table:table-cell office:value-type="float" office:value="23.4" calcext:value-type="float">
            <text:p>2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4.4" calcext:value-type="float">
            <text:p>1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1.2" calcext:value-type="float">
            <text:p>21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9.2" calcext:value-type="float">
            <text:p>9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0001" calcext:value-type="float">
            <text:p>0,0001</text:p>
          </table:table-cell>
          <table:table-cell office:value-type="float" office:value="1000" calcext:value-type="float">
            <text:p>1000</text:p>
          </table:table-cell>
          <table:table-cell office:value-type="float" office:value="23.2" calcext:value-type="float">
            <text:p>23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00" calcext:value-type="float">
            <text:p>500</text:p>
          </table:table-cell>
          <table:table-cell office:value-type="float" office:value="22.4" calcext:value-type="float">
            <text:p>22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.6" calcext:value-type="float">
            <text:p>16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3.6" calcext:value-type="float">
            <text:p>13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25.6" calcext:value-type="float">
            <text:p>25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1.6" calcext:value-type="float">
            <text:p>21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5.2" calcext:value-type="float">
            <text:p>15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.8" calcext:value-type="float">
            <text:p>18,8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3.6" calcext:value-type="float">
            <text:p>13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3.2" calcext:value-type="float">
            <text:p>13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8" calcext:value-type="float">
            <text:p>20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6.4" calcext:value-type="float">
            <text:p>16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.2" calcext:value-type="float">
            <text:p>9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6.2" calcext:value-type="float">
            <text:p>16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2.8" calcext:value-type="float">
            <text:p>12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1.2" calcext:value-type="float">
            <text:p>11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9.8" calcext:value-type="float">
            <text:p>19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2.8" calcext:value-type="float">
            <text:p>12,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.2" calcext:value-type="float">
            <text:p>18,2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9.8" calcext:value-type="float">
            <text:p>19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2.2" calcext:value-type="float">
            <text:p>22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.2" calcext:value-type="float">
            <text:p>12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.4" calcext:value-type="float">
            <text:p>13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.4" calcext:value-type="float">
            <text:p>12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2.2" calcext:value-type="float">
            <text:p>22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4.4" calcext:value-type="float">
            <text:p>2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16.6" calcext:value-type="float">
            <text:p>16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.6" calcext:value-type="float">
            <text:p>10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20.2" calcext:value-type="float">
            <text:p>20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1.8" calcext:value-type="float">
            <text:p>21,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4.6" calcext:value-type="float">
            <text:p>14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.2" calcext:value-type="float">
            <text:p>15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1.6" calcext:value-type="float">
            <text:p>21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0.001" calcext:value-type="float">
            <text:p>0,001</text:p>
          </table:table-cell>
          <table:table-cell office:value-type="float" office:value="500" calcext:value-type="float">
            <text:p>500</text:p>
          </table:table-cell>
          <table:table-cell office:value-type="float" office:value="24.2" calcext:value-type="float">
            <text:p>24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,2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1.4" calcext:value-type="float">
            <text:p>21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24.4" calcext:value-type="float">
            <text:p>2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3.6" calcext:value-type="float">
            <text:p>23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4.4" calcext:value-type="float">
            <text:p>24,4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1.2" calcext:value-type="float">
            <text:p>21,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24.2" calcext:value-type="float">
            <text:p>24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8.8" calcext:value-type="float">
            <text:p>18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.4" calcext:value-type="float">
            <text:p>10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.4" calcext:value-type="float">
            <text:p>14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8.6" calcext:value-type="float">
            <text:p>18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.2" calcext:value-type="float">
            <text:p>9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10.2" calcext:value-type="float">
            <text:p>10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9" calcext:value-type="float">
            <text:p>0,9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16.2" calcext:value-type="float">
            <text:p>16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2.6" calcext:value-type="float">
            <text:p>12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0" calcext:value-type="float">
            <text:p>50</text:p>
          </table:table-cell>
          <table:table-cell office:value-type="float" office:value="25.8" calcext:value-type="float">
            <text:p>25,8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,2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22.4" calcext:value-type="float">
            <text:p>22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3.8" calcext:value-type="float">
            <text:p>23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23.2" calcext:value-type="float">
            <text:p>23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5.8" calcext:value-type="float">
            <text:p>15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6" calcext:value-type="float">
            <text:p>9,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,6</text:p>
          </table:table-cell>
          <table:table-cell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.8" calcext:value-type="float">
            <text:p>16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,9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,9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1.6" calcext:value-type="float">
            <text:p>11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18.2" calcext:value-type="float">
            <text:p>18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18.8" calcext:value-type="float">
            <text:p>18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.2" calcext:value-type="float">
            <text:p>16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,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23.4" calcext:value-type="float">
            <text:p>2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22.2" calcext:value-type="float">
            <text:p>22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20.4" calcext:value-type="float">
            <text:p>20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2.8" calcext:value-type="float">
            <text:p>12,8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22.6" calcext:value-type="float">
            <text:p>22,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.2" calcext:value-type="float">
            <text:p>16,2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.6" calcext:value-type="float">
            <text:p>19,6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1.8" calcext:value-type="float">
            <text:p>11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8.2" calcext:value-type="float">
            <text:p>18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7.8" calcext:value-type="float">
            <text:p>17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.4" calcext:value-type="float">
            <text:p>16,4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13.8" calcext:value-type="float">
            <text:p>13,8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0.0001" calcext:value-type="float">
            <text:p>0,0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,9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00" calcext:value-type="float">
            <text:p>500</text:p>
          </table:table-cell>
          <table:table-cell office:value-type="float" office:value="21.4" calcext:value-type="float">
            <text:p>21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500" calcext:value-type="float">
            <text:p>500</text:p>
          </table:table-cell>
          <table:table-cell office:value-type="float" office:value="18.2" calcext:value-type="float">
            <text:p>18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0.8" calcext:value-type="float">
            <text:p>10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.8" calcext:value-type="float">
            <text:p>9,8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6.4" calcext:value-type="float">
            <text:p>16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1" calcext:value-type="float">
            <text:p>0,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,9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3.2" calcext:value-type="float">
            <text:p>13,2</text:p>
          </table:table-cell>
        </table:table-row>
        <table:table-row table:style-name="ro1">
          <table:table-cell office:value-type="float" office:value="0.0001" calcext:value-type="float">
            <text:p>0,0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.4" calcext:value-type="float">
            <text:p>9,4</text:p>
          </table:table-cell>
          <table:table-cell table:number-columns-repeated="5"/>
          <table:table-cell table:style-name="ce1" office:value-type="float" office:value="0.00001" calcext:value-type="float">
            <text:p>1,00E-05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,4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,2</text:p>
          </table:table-cell>
          <table:table-cell/>
          <table:table-cell table:style-name="ce1" office:value-type="float" office:value="0.00001" calcext:value-type="float">
            <text:p>1,00E-0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2.2" calcext:value-type="float">
            <text:p>12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,5</text:p>
          </table:table-cell>
          <table:table-cell office:value-type="float" office:value="11.8" calcext:value-type="float">
            <text:p>11,8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1.4" calcext:value-type="float">
            <text:p>11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5" calcext:value-type="float">
            <text:p>0,5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table:number-columns-repeated="9"/>
          <table:table-cell table:number-columns-repeated="2"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9" calcext:value-type="float">
            <text:p>0,9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,5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,5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table:number-columns-repeated="9"/>
          <table:table-cell office:value-type="float" office:value="0.0001" calcext:value-type="float">
            <text:p>0,00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,5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,5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,1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table:number-columns-repeated="9"/>
          <table:table-cell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,1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table:number-columns-repeated="9"/>
          <table:table-cell office:value-type="float" office:value="0.01" calcext:value-type="float">
            <text:p>0,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mnist.A2:mnist.N842" table:display-filter-buttons="true" table:contains-header="false">
          <table:sort>
            <table:sort-by table:field-number="13" table:order="descending" table:data-type="automatic"/>
          </table:sort>
        </table:database-range>
        <table:database-range table:name="__Anonymous_Sheet_DB__1" table:target-range-address="cifar10.A2:cifar10.N842" table:display-filter-buttons="true" table:contains-header="false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number:number-style style:name="N107">
      <number:number number:decimal-places="0" loext:min-decimal-places="0" number:min-integer-digits="3" number:grouping="true">
        <number:embedded-text number:position="2">.</number:embedded-text>
      </number:number>
    </number:number-style>
    <style:style style:name="Default" style:family="table-cell">
      <style:text-properties style:font-name-asian="TakaoPGothic" style:font-family-asian="TakaoPGothic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7:35:09.931342337</meta:creation-date>
    <dc:date>2016-12-09T09:38:27.869371162</dc:date>
    <meta:editing-duration>PT13H10M49S</meta:editing-duration>
    <meta:editing-cycles>5</meta:editing-cycles>
    <meta:generator>LibreOffice/5.1.4.2$Linux_X86_64 LibreOffice_project/10m0$Build-2</meta:generator>
    <meta:document-statistic meta:table-count="2" meta:cell-count="10320" meta:object-count="0"/>
  </office:meta>
</office:document-meta>
</file>